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vertical-align="middle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fill="solid" draw:fill-color="#ff420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Oletus">
        <draw:polygon draw:style-name="gr1" draw:text-style-name="P1" draw:layer="layout" svg:width="4.999cm" svg:height="4.499cm" svg:x="8.5cm" svg:y="5cm" svg:viewBox="0 0 5000 4500" draw:points="0,4500 4500,4000 5000,0">
          <text:p/>
        </draw:polygon>
        <draw:path draw:style-name="gr2" draw:text-style-name="P1" draw:layer="layout" svg:width="0.748cm" svg:height="0.992cm" svg:x="12.751cm" svg:y="5cm" svg:viewBox="0 0 749 993" svg:d="M0 674l749-674-124 993c-251-29-469-145-625-319z">
          <text:p/>
        </draw:path>
        <draw:path draw:style-name="gr3" draw:text-style-name="P1" draw:layer="layout" svg:width="1.123cm" svg:height="1.109cm" svg:x="12cm" svg:y="8cm" svg:viewBox="0 0 1124 1110" svg:d="M1000 0c42 0 84 2 124 7l-124 993-994 110c-4-36-6-73-6-110 0-567 433-1000 1000-1000z">
          <text:p/>
        </draw:path>
        <draw:path draw:style-name="gr3" draw:text-style-name="P1" draw:layer="layout" svg:width="1.123cm" svg:height="1.109cm" draw:transform="rotate (-3.14159265358979) translate (14.5cm 6cm)" svg:viewBox="0 0 1124 1110" svg:d="M1000 0c42 0 84 2 124 7l-124 993-994 110c-4-36-6-73-6-110 0-567 433-1000 1000-1000z">
          <text:p/>
        </draw:path>
        <draw:path draw:style-name="gr4" draw:text-style-name="P1" draw:layer="layout" svg:width="0.993cm" svg:height="0.673cm" svg:x="8.5cm" svg:y="8.826cm" svg:viewBox="0 0 994 674" svg:d="M0 674l749-674c135 151 223 345 245 564z">
          <text:p/>
        </draw:path>
        <draw:path draw:style-name="gr4" draw:text-style-name="P1" draw:layer="layout" svg:width="0.993cm" svg:height="0.673cm" draw:transform="rotate (-3.14159265358979) translate (13.5cm 5.67407721964996cm)" svg:viewBox="0 0 994 674" svg:d="M0 674l749-674c135 151 223 345 245 56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34.687703289</meta:creation-date>
    <dc:date>2017-09-15T15:15:28.480810442</dc:date>
    <meta:editing-duration>PT1M10S</meta:editing-duration>
    <meta:editing-cycles>2</meta:editing-cycles>
    <meta:generator>LibreOffice/4.2.8.2$Linux_X86_64 LibreOffice_project/420m0$Build-2</meta:generator>
    <meta:document-statistic meta:object-count="6"/>
  </office:meta>
</office:document-meta>
</file>